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ource Code Pro" svg:font-family="'Source Code Pro'"/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13305c" officeooo:paragraph-rsid="0013305c"/>
    </style:style>
    <style:style style:name="P2" style:family="paragraph" style:parent-style-name="Standard" style:list-style-name="L1">
      <style:text-properties officeooo:rsid="0013305c" officeooo:paragraph-rsid="0013305c"/>
    </style:style>
    <style:style style:name="P3" style:family="paragraph" style:parent-style-name="Standard" style:list-style-name="L2">
      <style:text-properties officeooo:rsid="0013305c" officeooo:paragraph-rsid="0013305c"/>
    </style:style>
    <style:style style:name="P4" style:family="paragraph" style:parent-style-name="Standard" style:list-style-name="L3">
      <style:text-properties officeooo:rsid="0013305c" officeooo:paragraph-rsid="0013305c"/>
    </style:style>
    <style:style style:name="P5" style:family="paragraph" style:parent-style-name="Standard" style:list-style-name="L4">
      <style:text-properties officeooo:rsid="0013305c" officeooo:paragraph-rsid="0013305c"/>
    </style:style>
    <style:style style:name="P6" style:family="paragraph" style:parent-style-name="Standard" style:list-style-name="L6">
      <style:text-properties officeooo:rsid="0013305c" officeooo:paragraph-rsid="0013305c"/>
    </style:style>
    <style:style style:name="P7" style:family="paragraph" style:parent-style-name="Table_20_Contents">
      <style:text-properties officeooo:rsid="0013305c" officeooo:paragraph-rsid="0013305c"/>
    </style:style>
    <style:style style:name="P8" style:family="paragraph" style:parent-style-name="Table_20_Contents">
      <style:text-properties style:font-name="Courier 10 Pitch" fo:font-size="8pt" officeooo:rsid="0013305c" officeooo:paragraph-rsid="0013305c"/>
    </style:style>
    <style:style style:name="P9" style:family="paragraph" style:parent-style-name="Table_20_Contents">
      <style:text-properties officeooo:rsid="0014cb86" officeooo:paragraph-rsid="0014cb86"/>
    </style:style>
    <style:style style:name="P10" style:family="paragraph" style:parent-style-name="Table_20_Contents">
      <style:text-properties fo:color="#ff3333" officeooo:rsid="0013305c" officeooo:paragraph-rsid="0013305c"/>
    </style:style>
    <style:style style:name="T1" style:family="text">
      <style:text-properties officeooo:rsid="0014cb8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fter my laptop and external HD got stolen, I had to reinstall the social data app. I made it work locally on my laptop now. Here is a summary of the steps.</text:p>
      <text:p text:style-name="P1"/>
      <text:list xml:id="list6707751811652679032" text:style-name="L1">
        <text:list-item>
          <text:p text:style-name="P2">Install MySQL.</text:p>
        </text:list-item>
      </text:list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7">### MYSQL setup for Django</text:p>
            <text:p text:style-name="P7"/>
            <text:p text:style-name="P7">https://www.digitalocean.com/community/tutorials/how-to-use-mysql-or-mariadb-with-your-django-application-on-ubuntu-14-04</text:p>
            <text:p text:style-name="P7"/>
            <text:p text:style-name="P7">sudo apt-get update</text:p>
            <text:p text:style-name="P7">sudo apt-get install python-pip python-dev mysql-server libmysqlclient-dev</text:p>
            <text:p text:style-name="P7"/>
            <text:p text:style-name="P7">sudo mysql_install_db</text:p>
            <text:p text:style-name="P7">sudo mysql_secure_installation</text:p>
            <text:p text:style-name="P7"/>
            <text:p text:style-name="P7">mysql -u root -p</text:p>
            <text:p text:style-name="P7"/>
            <text:p text:style-name="P7">Each project should have its own isolated database for security reasons.</text:p>
            <text:p text:style-name="P7">CREATE DATABASE socialdata_site CHARACTER SET UTF8;</text:p>
            <text:p text:style-name="P7">CREATE USER socialdata_user@localhost IDENTIFIED BY 'antisocial';</text:p>
            <text:p text:style-name="P7">GRANT ALL PRIVILEGES ON socialdata_site.* TO socialdata_user@localhost;</text:p>
            <text:p text:style-name="P7">FLUSH PRIVILEGES;</text:p>
            <text:p text:style-name="P7">exit</text:p>
            <text:p text:style-name="P7"/>
            <text:p text:style-name="P7">For Django:</text:p>
            <text:p text:style-name="P7">pip install mysqlclient</text:p>
            <text:p text:style-name="P7"/>
            <text:p text:style-name="P7">vi ~/myproject/myproject/settings.py</text:p>
            <text:p text:style-name="P7">DATABASES = {</text:p>
            <text:p text:style-name="P7"><text:s text:c="4"/>'default': {</text:p>
            <text:p text:style-name="P7"><text:s text:c="8"/>'ENGINE': 'django.db.backends.mysql',</text:p>
            <text:p text:style-name="P7"><text:s text:c="8"/>'NAME': 'socialdata_site',</text:p>
            <text:p text:style-name="P7"><text:s text:c="8"/>'USER': 'socialdata_user',</text:p>
            <text:p text:style-name="P7"><text:s text:c="8"/>'PASSWORD': 'antisocial',</text:p>
            <text:p text:style-name="P7"><text:s text:c="8"/>'HOST': 'localhost',</text:p>
            <text:p text:style-name="P7"><text:s text:c="8"/>'PORT': '',</text:p>
            <text:p text:style-name="P7"><text:s text:c="4"/>}</text:p>
            <text:p text:style-name="P7">}</text:p>
            <text:p text:style-name="P7"/>
            <text:p text:style-name="P7">cd ~/myproject</text:p>
            <text:p text:style-name="P7">python manage.py makemigrations</text:p>
            <text:p text:style-name="P7">python manage.py migrate</text:p>
            <text:p text:style-name="P7">python manage.py createsuperuser -&gt; You will be asked to select a username, provide an email address, and choose and confirm a password for the account.</text:p>
            <text:p text:style-name="P7">python manage.py runserver 0.0.0.0:8000</text:p>
          </table:table-cell>
        </table:table-row>
      </table:table>
      <text:p text:style-name="P1"/>
      <text:list xml:id="list1420301935895229055" text:style-name="L2">
        <text:list-item>
          <text:p text:style-name="P3">Install apache. This is the config file</text:p>
        </text:list-item>
      </text:list>
      <table:table table:name="Table5" table:style-name="Table5">
        <table:table-column table:style-name="Table5.A"/>
        <text:soft-page-break/>
        <table:table-row>
          <table:table-cell table:style-name="Table5.A1" office:value-type="string">
            <text:p text:style-name="P8">wspek@ONALAP1115:/ $ cat /etc/apache2/sites-available/000-default.conf</text:p>
            <text:p text:style-name="P8">&lt;VirtualHost *:80&gt;</text:p>
            <text:p text:style-name="P8"><text:tab/># The ServerName directive sets the request scheme, hostname and port that</text:p>
            <text:p text:style-name="P8"><text:tab/># the server uses to identify itself. This is used when creating</text:p>
            <text:p text:style-name="P8"><text:tab/># redirection URLs. In the context of virtual hosts, the ServerName</text:p>
            <text:p text:style-name="P8"><text:tab/># specifies what hostname must appear in the request's Host: header to</text:p>
            <text:p text:style-name="P8"><text:tab/># match this virtual host. For the default virtual host (this file) this</text:p>
            <text:p text:style-name="P8"><text:tab/># value is not decisive as it is used as a last resort host regardless.</text:p>
            <text:p text:style-name="P8"><text:tab/># However, you must set it for any further virtual host explicitly.</text:p>
            <text:p text:style-name="P8"><text:tab/>#ServerName www.example.com</text:p>
            <text:p text:style-name="P8"/>
            <text:p text:style-name="P8"><text:tab/>ServerAdmin webmaster@localhost</text:p>
            <text:p text:style-name="P8"><text:tab/>DocumentRoot /var/www/html</text:p>
            <text:p text:style-name="P8"/>
            <text:p text:style-name="P8"><text:tab/># Available loglevels: trace8, ..., trace1, debug, info, notice, warn,</text:p>
            <text:p text:style-name="P8"><text:tab/># error, crit, alert, emerg.</text:p>
            <text:p text:style-name="P8"><text:tab/># It is also possible to configure the loglevel for particular</text:p>
            <text:p text:style-name="P8"><text:tab/># modules, e.g.</text:p>
            <text:p text:style-name="P8"><text:tab/>#LogLevel info ssl:warn</text:p>
            <text:p text:style-name="P8"/>
            <text:p text:style-name="P8"><text:tab/>ErrorLog ${APACHE_LOG_DIR}/error.log</text:p>
            <text:p text:style-name="P8"><text:tab/>CustomLog ${APACHE_LOG_DIR}/access.log combined</text:p>
            <text:p text:style-name="P8"/>
            <text:p text:style-name="P8"><text:tab/># For most configuration files from conf-available/, which are</text:p>
            <text:p text:style-name="P8"><text:tab/># enabled or disabled at a global level, it is possible to</text:p>
            <text:p text:style-name="P8"><text:tab/># include a line for only one particular virtual host. For example the</text:p>
            <text:p text:style-name="P8"><text:tab/># following line enables the CGI configuration for this host only</text:p>
            <text:p text:style-name="P8"><text:tab/># after it has been globally disabled with "a2disconf".</text:p>
            <text:p text:style-name="P8"><text:tab/>#Include conf-available/serve-cgi-bin.conf</text:p>
            <text:p text:style-name="P8"/>
            <text:p text:style-name="P8"><text:tab/>Alias /static /home/wspek/Code/private/socialdata/website/static </text:p>
            <text:p text:style-name="P8"><text:tab/>&lt;Directory /home/wspek/Code/private/socialdata/website/static&gt;</text:p>
            <text:p text:style-name="P8"><text:tab/><text:tab/>Require all granted</text:p>
            <text:p text:style-name="P8"><text:tab/>&lt;/Directory&gt;</text:p>
            <text:p text:style-name="P8"/>
            <text:p text:style-name="P8"><text:tab/>&lt;Directory /home/wspek/Code/private/socialdata/website/socialdata_site&gt;</text:p>
            <text:p text:style-name="P8"><text:s text:c="8"/><text:tab/>&lt;Files wsgi.py&gt;</text:p>
            <text:p text:style-name="P8"><text:s text:c="12"/><text:tab/><text:tab/>Require all granted</text:p>
            <text:p text:style-name="P8"><text:s text:c="8"/><text:tab/>&lt;/Files&gt;</text:p>
            <text:p text:style-name="P8"><text:s text:c="4"/><text:tab/>&lt;/Directory&gt;</text:p>
            <text:p text:style-name="P8"/>
            <text:p text:style-name="P8"><text:tab/>WSGIDaemonProcess social python-home=/home/wspek/Code/private/socialdata/env python-path=/home/wspek/Code/private/socialdata/website/socialdata_site:/home/wspek/Code/private/socialdata/website/contactlist_app:/home/wspek/Code/private/socialdata/contactlist/src</text:p>
            <text:p text:style-name="P8"><text:s text:c="4"/><text:tab/>WSGIProcessGroup social </text:p>
            <text:p text:style-name="P8"><text:s text:c="4"/><text:tab/>WSGIScriptAlias / /home/wspek/Code/private/socialdata/website/socialdata_site/wsgi.py</text:p>
            <text:p text:style-name="P8"/>
            <text:p text:style-name="P8">&lt;/VirtualHost&gt;</text:p>
          </table:table-cell>
        </table:table-row>
      </table:table>
      <text:p text:style-name="P1"/>
      <text:list xml:id="list205709188149720" text:continue-numbering="true" text:style-name="L2">
        <text:list-item>
          <text:p text:style-name="P3">You need to create a virtualenv and install celery with apt-get. Celery will take care of asynchronous tasks.</text:p>
        </text:list-item>
        <text:list-item>
          <text:p text:style-name="P3">You need to create the database table for celery results:</text:p>
        </text:list-item>
      </text:list>
      <text:p text:style-name="P1"/>
      <table:table table:name="Table2" table:style-name="Table2">
        <table:table-column table:style-name="Table2.A"/>
        <table:table-row>
          <table:table-cell table:style-name="Table2.A1" office:value-type="string">
            <text:p text:style-name="P7"># Install:</text:p>
            <text:p text:style-name="P7">pip install django-celery-results</text:p>
            <text:p text:style-name="P7"/>
            <text:p text:style-name="P7"># Create the Celery database tables by performing a database migrations:</text:p>
            <text:p text:style-name="P7">$ python manage.py migrate django_celery_results</text:p>
          </table:table-cell>
        </table:table-row>
      </table:table>
      <text:p text:style-name="P1"/>
      <text:list xml:id="list207323690956829139" text:style-name="L3">
        <text:list-item>
          <text:p text:style-name="P4">Some useful MySQL:</text:p>
        </text:list-item>
      </text:list>
      <text:p text:style-name="P1"/>
      <table:table table:name="Table3" table:style-name="Table3">
        <table:table-column table:style-name="Table3.A"/>
        <table:table-row>
          <table:table-cell table:style-name="Table3.A1" office:value-type="string">
            <text:p text:style-name="P7">mysql -u root -p</text:p>
            <text:p text:style-name="P7"><text:soft-page-break/>Password: whatever</text:p>
            <text:p text:style-name="P7"/>
            <text:p text:style-name="P7">show databases;</text:p>
            <text:p text:style-name="P7">use &lt;database&gt;;</text:p>
            <text:p text:style-name="P7">show tables;</text:p>
          </table:table-cell>
        </table:table-row>
      </table:table>
      <text:p text:style-name="P1"/>
      <text:list xml:id="list1407252584014314078" text:style-name="L4">
        <text:list-item>
          <text:p text:style-name="P5">Go into /home/wspek/Code/private/socialdata/website and run:</text:p>
        </text:list-item>
      </text:list>
      <text:p text:style-name="P1"/>
      <table:table table:name="Table4" table:style-name="Table4">
        <table:table-column table:style-name="Table4.A"/>
        <table:table-row>
          <table:table-cell table:style-name="Table4.A1" office:value-type="string">
            <text:p text:style-name="P7">$ celery -A socialdata_site worker -l debug</text:p>
          </table:table-cell>
        </table:table-row>
      </table:table>
      <text:p text:style-name="P1"/>
      <text:list xml:id="list4751714696909799088" text:style-name="L6">
        <text:list-item>
          <text:p text:style-name="P6">Install supervisor. It is the daemonizer for celery. The configs are as follows:</text:p>
        </text:list-item>
      </text:list>
      <text:p text:style-name="P1"/>
      <table:table table:name="Table6" table:style-name="Table6">
        <table:table-column table:style-name="Table6.A"/>
        <table:table-row>
          <table:table-cell table:style-name="Table6.A1" office:value-type="string">
            <text:p text:style-name="P7">wspek@ONALAP1115:/etc/supervisor $ sudo service supervisor stop</text:p>
            <text:p text:style-name="P7">wspek@ONALAP1115:/etc/supervisor $ sudo service supervisor start</text:p>
            <text:p text:style-name="P7">wspek@ONALAP1115:/etc/supervisor $ ll</text:p>
            <text:p text:style-name="P7">total 24</text:p>
            <text:p text:style-name="P7">drwxr-xr-x <text:s text:c="2"/>3 root root <text:s/>4096 ene 24 20:36 ./</text:p>
            <text:p text:style-name="P7">drwxr-xr-x 169 root root 12288 ene 24 20:20 ../</text:p>
            <text:p text:style-name="P7">drwxr-xr-x <text:s text:c="2"/>2 root root <text:s/>4096 ene 24 20:22 conf.d/</text:p>
            <text:p text:style-name="P7">-rw-r--r-- <text:s text:c="2"/>1 root root <text:s/>1328 ene 24 20:36 supervisord.conf</text:p>
            <text:p text:style-name="P7">wspek@ONALAP1115:/etc/supervisor $ cat supervisord.conf </text:p>
            <text:p text:style-name="P7">; supervisor config file</text:p>
            <text:p text:style-name="P7"/>
            <text:p text:style-name="P7">[program:socialdata_site]</text:p>
            <text:p text:style-name="P10">environment=PYTHONPATH="/home/wspek/Code/private/socialdata/contactlist/src:/home/wspek/Code/private/socialdata/website:$PYTHONPATH" →<text:span text:style-name="T1"> Tried a number of variations. This worked.</text:span></text:p>
            <text:p text:style-name="P7"/>
            <text:p text:style-name="P7">[unix_http_server]</text:p>
            <text:p text:style-name="P7">file=/var/run/supervisor.sock <text:s text:c="2"/>; (the path to the socket file)</text:p>
            <text:p text:style-name="P7">chmod=0700 <text:s text:c="22"/>; sockef file mode (default 0700)</text:p>
            <text:p text:style-name="P7"/>
            <text:p text:style-name="P7">[supervisord]</text:p>
            <text:p text:style-name="P7">logfile=/var/log/supervisord.log ; (main log file;default $CWD/supervisord.log)</text:p>
            <text:p text:style-name="P7">pidfile=/var/run/supervisord.pid ; (supervisord pidfile;default supervisord.pid)</text:p>
            <text:p text:style-name="P7">childlogdir=/var/log/supervisor <text:s text:c="11"/>; ('AUTO' child log dir, default $TEMP)</text:p>
            <text:p text:style-name="P7"/>
            <text:p text:style-name="P7">; the below section must remain in the config file for RPC</text:p>
            <text:p text:style-name="P7">; (supervisorctl/web interface) to work, additional interfaces may be</text:p>
            <text:p text:style-name="P7">; added by defining them in separate rpcinterface: sections</text:p>
            <text:p text:style-name="P7">[rpcinterface:supervisor]</text:p>
            <text:p text:style-name="P7">supervisor.rpcinterface_factory = supervisor.rpcinterface:make_main_rpcinterface</text:p>
            <text:p text:style-name="P7"/>
            <text:p text:style-name="P7">[supervisorctl]</text:p>
            <text:p text:style-name="P7">serverurl=unix:///var/run/supervisor.sock ; use a unix:// URL <text:s/>for a unix socket</text:p>
            <text:p text:style-name="P7"/>
            <text:p text:style-name="P7">; The [include] section can just contain the "files" setting. <text:s/>This</text:p>
            <text:p text:style-name="P7">; setting can list multiple files (separated by whitespace or</text:p>
            <text:p text:style-name="P7"><text:soft-page-break/>; newlines). <text:s/>It can also contain wildcards. <text:s/>The filenames are</text:p>
            <text:p text:style-name="P7">; interpreted as relative to this file. <text:s/>Included files *cannot*</text:p>
            <text:p text:style-name="P7">; include files themselves.</text:p>
            <text:p text:style-name="P7"/>
            <text:p text:style-name="P7">[include]</text:p>
            <text:p text:style-name="P7">files = /etc/supervisor/conf.d/*.conf</text:p>
            <text:p text:style-name="P7"/>
          </table:table-cell>
        </table:table-row>
      </table:table>
      <text:p text:style-name="P1"/>
      <table:table table:name="Table7" table:style-name="Table7">
        <table:table-column table:style-name="Table7.A"/>
        <table:table-row>
          <table:table-cell table:style-name="Table7.A1" office:value-type="string">
            <text:p text:style-name="P9">wspek@ONALAP1115:/etc/supervisor $ cd conf.d/</text:p>
            <text:p text:style-name="P9">wspek@ONALAP1115:/etc/supervisor/conf.d $ ll</text:p>
            <text:p text:style-name="P9">total 12</text:p>
            <text:p text:style-name="P9">drwxr-xr-x 2 root root 4096 ene 24 20:22 ./</text:p>
            <text:p text:style-name="P9">drwxr-xr-x 3 root root 4096 ene 24 20:36 ../</text:p>
            <text:p text:style-name="P9">-rw-r--r-- 1 root root <text:s/>929 ene 24 20:22 socialdata_celery.conf</text:p>
            <text:p text:style-name="P9">wspek@ONALAP1115:/etc/supervisor/conf.d $ cat socialdata_celery.conf </text:p>
            <text:p text:style-name="P9">; ==================================</text:p>
            <text:p text:style-name="P9">; <text:s/>celery worker supervisor example</text:p>
            <text:p text:style-name="P9">; ==================================</text:p>
            <text:p text:style-name="P9"/>
            <text:p text:style-name="P9">[program:socialdata_site]</text:p>
            <text:p text:style-name="P9">; Set full path to celery program if using virtualenv</text:p>
            <text:p text:style-name="P9">command=/home/wspek/Code/private/socialdata/env/bin/celery worker -A socialdata_site --loglevel=DEBUG</text:p>
            <text:p text:style-name="P9"/>
            <text:p text:style-name="P9">directory=/home/wspek/Code/private/socialdata/website</text:p>
            <text:p text:style-name="P9">user=wspek</text:p>
            <text:p text:style-name="P9">numprocs=1</text:p>
            <text:p text:style-name="P9">stdout_logfile=/var/log/celery_worker.log</text:p>
            <text:p text:style-name="P9">stderr_logfile=/var/log/celery_worker.log</text:p>
            <text:p text:style-name="P9">autostart=true</text:p>
            <text:p text:style-name="P9">autorestart=true</text:p>
            <text:p text:style-name="P9">startsecs=10</text:p>
            <text:p text:style-name="P9"/>
            <text:p text:style-name="P9">; Need to wait for currently executing tasks to finish at shutdown.</text:p>
            <text:p text:style-name="P9">; Increase this if you have very long running tasks.</text:p>
            <text:p text:style-name="P9">stopwaitsecs = 600</text:p>
            <text:p text:style-name="P9"/>
            <text:p text:style-name="P9">; When resorting to send SIGKILL to the program to terminate it</text:p>
            <text:p text:style-name="P9">; send SIGKILL to its whole process group instead,</text:p>
            <text:p text:style-name="P9">; taking care of its children as well.</text:p>
            <text:p text:style-name="P9">killasgroup=true</text:p>
            <text:p text:style-name="P9"/>
            <text:p text:style-name="P9">; Set Celery priority higher than default (999)</text:p>
            <text:p text:style-name="P9">; so, if rabbitmq is supervised, it will start first.</text:p>
            <text:p text:style-name="P9">priority=1000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ource Code Pro" svg:font-family="'Source Code Pro'"/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4T20:40:59.289940753</meta:creation-date>
    <meta:generator>LibreOffice/5.1.6.2$Linux_X86_64 LibreOffice_project/10m0$Build-2</meta:generator>
    <dc:date>2018-01-24T20:57:07.430656614</dc:date>
    <meta:editing-duration>PT5M17S</meta:editing-duration>
    <meta:editing-cycles>1</meta:editing-cycles>
    <meta:document-statistic meta:table-count="7" meta:image-count="0" meta:object-count="0" meta:page-count="4" meta:paragraph-count="151" meta:word-count="828" meta:character-count="6989" meta:non-whitespace-character-count="6134"/>
  </office:meta>
</office:document-meta>
</file>